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54648">
            <text:p>42.54648</text:p>
          </table:table-cell>
          <table:table-cell table:formula="of:=[.B2]+[.C2]/60+[.D2]/3600" office:value-type="float" office:value="42.6784851333333">
            <text:p>42.6784851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13931">
            <text:p>42.13931</text:p>
          </table:table-cell>
          <table:table-cell table:formula="of:=-([.F2]+[.G2]/60+[.H2]/3600)" office:value-type="float" office:value="-83.1950386972222">
            <text:p>-83.1950386972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5881">
            <text:p>42.5881</text:p>
          </table:table-cell>
          <table:table-cell table:formula="of:=[.B3]+[.C3]/60+[.D3]/3600" office:value-type="float" office:value="42.6784966944444">
            <text:p>42.6784966944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3613">
            <text:p>41.93613</text:p>
          </table:table-cell>
          <table:table-cell table:formula="of:=-([.F3]+[.G3]/60+[.H3]/3600)" office:value-type="float" office:value="-83.1949822583333">
            <text:p>-83.1949822583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37194">
            <text:p>42.37194</text:p>
          </table:table-cell>
          <table:table-cell table:formula="of:=[.B4]+[.C4]/60+[.D4]/3600" office:value-type="float" office:value="42.67843665">
            <text:p>42.6784366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10168">
            <text:p>42.10168</text:p>
          </table:table-cell>
          <table:table-cell table:formula="of:=-([.F4]+[.G4]/60+[.H4]/3600)" office:value-type="float" office:value="-83.1950282444445">
            <text:p>-83.1950282444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42004">
            <text:p>42.42004</text:p>
          </table:table-cell>
          <table:table-cell table:formula="of:=[.B5]+[.C5]/60+[.D5]/3600" office:value-type="float" office:value="42.6784500111111">
            <text:p>42.6784500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0733">
            <text:p>41.90733</text:p>
          </table:table-cell>
          <table:table-cell table:formula="of:=-([.F5]+[.G5]/60+[.H5]/3600)" office:value-type="float" office:value="-83.1949742583333">
            <text:p>-83.1949742583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75153">
            <text:p>41.75153</text:p>
          </table:table-cell>
          <table:table-cell table:formula="of:=[.B6]+[.C6]/60+[.D6]/3600" office:value-type="float" office:value="42.6782643138889">
            <text:p>42.678264313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79675">
            <text:p>41.79675</text:p>
          </table:table-cell>
          <table:table-cell table:formula="of:=-([.F6]+[.G6]/60+[.H6]/3600)" office:value-type="float" office:value="-83.1949435416667">
            <text:p>-83.1949435417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59896">
            <text:p>41.59896</text:p>
          </table:table-cell>
          <table:table-cell table:formula="of:=[.B7]+[.C7]/60+[.D7]/3600" office:value-type="float" office:value="42.6782219333333">
            <text:p>42.6782219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63174">
            <text:p>41.63174</text:p>
          </table:table-cell>
          <table:table-cell table:formula="of:=-([.F7]+[.G7]/60+[.H7]/3600)" office:value-type="float" office:value="-83.1948977055556">
            <text:p>-83.1948977056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68186">
            <text:p>41.68186</text:p>
          </table:table-cell>
          <table:table-cell table:formula="of:=[.B8]+[.C8]/60+[.D8]/3600" office:value-type="float" office:value="42.6782449611111">
            <text:p>42.67824496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9103">
            <text:p>41.99103</text:p>
          </table:table-cell>
          <table:table-cell table:formula="of:=-([.F8]+[.G8]/60+[.H8]/3600)" office:value-type="float" office:value="-83.1949975083333">
            <text:p>-83.1949975083</text:p>
          </table:table-cell>
        </table:table-row>
        <table:table-row table:style-name="ro1">
          <table:table-cell office:value-type="string">
            <text:p>P8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35206">
            <text:p>41.35206</text:p>
          </table:table-cell>
          <table:table-cell table:formula="of:=[.B9]+[.C9]/60+[.D9]/3600" office:value-type="float" office:value="42.67815335">
            <text:p>42.6781533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1635">
            <text:p>41.91635</text:p>
          </table:table-cell>
          <table:table-cell table:formula="of:=-([.F9]+[.G9]/60+[.H9]/3600)" office:value-type="float" office:value="-83.1949767638889">
            <text:p>-83.1949767639</text:p>
          </table:table-cell>
        </table:table-row>
        <table:table-row table:style-name="ro1">
          <table:table-cell office:value-type="string">
            <text:p>P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38486">
            <text:p>42.38486</text:p>
          </table:table-cell>
          <table:table-cell table:formula="of:=[.B10]+[.C10]/60+[.D10]/3600" office:value-type="float" office:value="42.6784402388889">
            <text:p>42.678440238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19283">
            <text:p>43.19283</text:p>
          </table:table-cell>
          <table:table-cell table:formula="of:=-([.F10]+[.G10]/60+[.H10]/3600)" office:value-type="float" office:value="-83.1953313416667">
            <text:p>-83.1953313417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09099">
            <text:p>42.09099</text:p>
          </table:table-cell>
          <table:table-cell table:formula="of:=[.B11]+[.C11]/60+[.D11]/3600" office:value-type="float" office:value="42.6783586083333">
            <text:p>42.678358608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24619">
            <text:p>43.24619</text:p>
          </table:table-cell>
          <table:table-cell table:formula="of:=-([.F11]+[.G11]/60+[.H11]/3600)" office:value-type="float" office:value="-83.1953461638889">
            <text:p>-83.1953461639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41412">
            <text:p>42.41412</text:p>
          </table:table-cell>
          <table:table-cell table:formula="of:=[.B12]+[.C12]/60+[.D12]/3600" office:value-type="float" office:value="42.6784483666667">
            <text:p>42.6784483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44611">
            <text:p>43.44611</text:p>
          </table:table-cell>
          <table:table-cell table:formula="of:=-([.F12]+[.G12]/60+[.H12]/3600)" office:value-type="float" office:value="-83.1954016972222">
            <text:p>-83.1954016972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21267">
            <text:p>42.21267</text:p>
          </table:table-cell>
          <table:table-cell table:formula="of:=[.B13]+[.C13]/60+[.D13]/3600" office:value-type="float" office:value="42.6783924083333">
            <text:p>42.678392408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50155">
            <text:p>43.50155</text:p>
          </table:table-cell>
          <table:table-cell table:formula="of:=-([.F13]+[.G13]/60+[.H13]/3600)" office:value-type="float" office:value="-83.1954170972222">
            <text:p>-83.1954170972</text:p>
          </table:table-cell>
        </table:table-row>
        <table:table-row table:style-name="ro1">
          <table:table-cell office:value-type="string">
            <text:p>P1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49555">
            <text:p>41.49555</text:p>
          </table:table-cell>
          <table:table-cell table:formula="of:=[.B14]+[.C14]/60+[.D14]/3600" office:value-type="float" office:value="42.6781932083333">
            <text:p>42.678193208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84535">
            <text:p>43.84535</text:p>
          </table:table-cell>
          <table:table-cell table:formula="of:=-([.F14]+[.G14]/60+[.H14]/3600)" office:value-type="float" office:value="-83.1955125972222">
            <text:p>-83.1955125972</text:p>
          </table:table-cell>
        </table:table-row>
        <table:table-row table:style-name="ro1">
          <table:table-cell office:value-type="string">
            <text:p>P1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0.54815">
            <text:p>40.54815</text:p>
          </table:table-cell>
          <table:table-cell table:formula="of:=[.B15]+[.C15]/60+[.D15]/3600" office:value-type="float" office:value="42.6779300416667">
            <text:p>42.677930041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5966">
            <text:p>43.75966</text:p>
          </table:table-cell>
          <table:table-cell table:formula="of:=-([.F15]+[.G15]/60+[.H15]/3600)" office:value-type="float" office:value="-83.1954887944444">
            <text:p>-83.1954887944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4"/>
          <table:table-cell table:formula="of:=[.E3]-[.E2]" office:value-type="float" office:value="0.000011561111108449">
            <text:p>1.1561111108449E-005</text:p>
          </table:table-cell>
          <table:table-cell table:number-columns-repeated="3"/>
          <table:table-cell table:formula="of:=[.I3]-[.I2]" office:value-type="float" office:value="0.0000564388888903977">
            <text:p>5.64388888903977E-005</text:p>
          </table:table-cell>
        </table:table-row>
        <table:table-row table:style-name="ro2">
          <table:table-cell table:number-columns-repeated="4"/>
          <table:table-cell table:formula="of:=[.E17]*(10000/90)" office:value-type="float" office:value="0.00128456790093878">
            <text:p>0.0012845679</text:p>
          </table:table-cell>
          <table:table-cell table:number-columns-repeated="3"/>
          <table:table-cell table:formula="of:=[.I17]*(10000/90)" office:value-type="float" office:value="0.00627098765448864">
            <text:p>0.0062709877</text:p>
          </table:table-cell>
        </table:table-row>
        <table:table-row table:style-name="ro2">
          <table:table-cell table:number-columns-repeated="4"/>
          <table:table-cell table:formula="of:=[.E18]*3280.84" office:value-type="float" office:value="4.21446175211599">
            <text:p>4.2144617521</text:p>
          </table:table-cell>
          <table:table-cell table:number-columns-repeated="3"/>
          <table:table-cell table:formula="of:=[.I18]*3280.84" office:value-type="float" office:value="20.5741071363525">
            <text:p>20.5741071364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if the second number is bigger it means forward</text:p>
          </table:table-cell>
          <table:table-cell table:number-columns-repeated="3"/>
          <table:table-cell office:value-type="string">
            <text:p>If the second # is bigger it is to the left</text:p>
          </table:table-cell>
        </table:table-row>
        <table:table-row table:style-name="ro2">
          <table:table-cell table:number-columns-repeated="4"/>
          <table:table-cell office:value-type="string">
            <text:p>if P2 – P1 is positive its +y</text:p>
          </table:table-cell>
          <table:table-cell table:number-columns-repeated="3"/>
          <table:table-cell office:value-type="string">
            <text:p>If <text:s/>P2 – P1 is negative then its -x</text:p>
          </table:table-cell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4"/>
          <table:table-cell table:formula="of:=SQRT(([.E19]^2)+([.I19]^2))" office:value-type="float" office:value="21.001323108751">
            <text:p>21.0013231088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Gassel</meta:initial-creator>
    <meta:creation-date>2011-06-04T13:38:33</meta:creation-date>
    <dc:date>2013-04-23T19:42:31</dc:date>
    <dc:creator>MST Robot</dc:creator>
    <meta:editing-duration>PT18M45S</meta:editing-duration>
    <meta:editing-cycles>3</meta:editing-cycles>
    <meta:generator>LibreOffice/3.5$Linux_X86_64 LibreOffice_project/350m1$Build-2</meta:generator>
    <meta:document-statistic meta:table-count="3" meta:cell-count="140" meta:object-count="0"/>
  </office:meta>
</office:document-meta>
</file>